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2%" draw:textarea-horizontal-align="justify" draw:textarea-vertical-align="middle" draw:auto-grow-height="false" fo:min-height="4.068cm" fo:min-width="11.057cm"/>
    </style:style>
    <style:style style:name="gr2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1.274cm" fo:min-width="2.4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4" style:family="graphic" style:parent-style-name="standard">
      <style:graphic-properties draw:fill-color="#d4711a" draw:opacity="50%" draw:textarea-horizontal-align="justify" draw:textarea-vertical-align="middle" draw:auto-grow-height="false" fo:min-height="0.766cm" fo:min-width="3.183cm"/>
    </style:style>
    <style:style style:name="gr5" style:family="graphic" style:parent-style-name="standard">
      <style:graphic-properties draw:fill-color="#f9a870" draw:opacity="97%" draw:textarea-horizontal-align="justify" draw:textarea-vertical-align="middle" draw:auto-grow-height="false" fo:min-height="0.766cm" fo:min-width="3.183cm"/>
    </style:style>
    <style:style style:name="gr6" style:family="graphic" style:parent-style-name="standard">
      <style:graphic-properties draw:fill-color="#fcc79b" draw:opacity="97%" draw:textarea-horizontal-align="justify" draw:textarea-vertical-align="middle" draw:auto-grow-height="false" fo:min-height="0.766cm" fo:min-width="3.183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1.401cm" fo:min-width="2.167cm"/>
    </style:style>
    <style:style style:name="gr8" style:family="graphic" style:parent-style-name="standard">
      <style:graphic-properties draw:fill-color="#00b6bd" draw:textarea-horizontal-align="justify" draw:textarea-vertical-align="middle" draw:auto-grow-height="false" fo:min-height="1.02cm" fo:min-width="1.786cm"/>
    </style:style>
    <style:style style:name="gr9" style:family="graphic" style:parent-style-name="standard">
      <style:graphic-properties draw:fill="gradient" draw:fill-gradient-name="Gradient_20_2" draw:opacity="50%" draw:textarea-horizontal-align="justify" draw:textarea-vertical-align="middle" draw:auto-grow-height="false" fo:min-height="1.274cm" fo:min-width="2.4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1" style:family="graphic" style:parent-style-name="standard">
      <style:graphic-properties draw:fill-color="#ef413d" draw:opacity="50%" draw:textarea-horizontal-align="justify" draw:textarea-vertical-align="middle" draw:auto-grow-height="false" fo:min-height="0.766cm" fo:min-width="2.929cm"/>
    </style:style>
    <style:style style:name="gr12" style:family="graphic" style:parent-style-name="standard">
      <style:graphic-properties draw:fill-color="#fff450" draw:opacity="97%" draw:textarea-horizontal-align="justify" draw:textarea-vertical-align="middle" draw:auto-grow-height="false" fo:min-height="0.766cm" fo:min-width="2.929cm"/>
    </style:style>
    <style:style style:name="gr13" style:family="graphic" style:parent-style-name="standard">
      <style:graphic-properties draw:fill-color="#6b6400" draw:textarea-horizontal-align="justify" draw:textarea-vertical-align="middle" draw:auto-grow-height="false" fo:min-height="1.401cm" fo:min-width="2.167cm"/>
    </style:style>
    <style:style style:name="gr14" style:family="graphic" style:parent-style-name="standard">
      <style:graphic-properties draw:fill-color="#89c765" draw:textarea-horizontal-align="justify" draw:textarea-vertical-align="middle" draw:auto-grow-height="false" fo:min-height="1.02cm" fo:min-width="1.786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fill="gradient" draw:fill-gradient-name="Gradient_20_3" draw:opacity="50%" draw:textarea-horizontal-align="justify" draw:textarea-vertical-align="middle" draw:auto-grow-height="false" fo:min-height="1.274cm" fo:min-width="2.421cm"/>
    </style:style>
    <style:style style:name="gr17" style:family="graphic" style:parent-style-name="standard">
      <style:graphic-properties draw:fill-color="#e0c2cd" draw:textarea-horizontal-align="justify" draw:textarea-vertical-align="middle" draw:auto-grow-height="false" fo:min-height="1.02cm" fo:min-width="1.78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3.941cm" fo:min-width="11.311cm"/>
    </style:style>
    <style:style style:name="gr19" style:family="graphic" style:parent-style-name="standard">
      <style:graphic-properties draw:fill-color="#ffff6d" draw:textarea-horizontal-align="justify" draw:textarea-vertical-align="middle" draw:auto-grow-height="false" fo:min-height="1.02cm" fo:min-width="1.786cm"/>
    </style:style>
    <style:style style:name="P1" style:family="paragraph">
      <loext:graphic-properties draw:fill-color="#ffffff" draw:opacity="52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Green" draw:opacity="5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4711a" draw:opacity="5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9a870" draw:opacity="97%"/>
      <style:paragraph-properties fo:text-align="center"/>
    </style:style>
    <style:style style:name="P7" style:family="paragraph">
      <loext:graphic-properties draw:fill-color="#fcc79b" draw:opacity="97%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00b6bd"/>
      <style:paragraph-properties fo:text-align="center"/>
    </style:style>
    <style:style style:name="P10" style:family="paragraph">
      <loext:graphic-properties draw:fill="gradient" draw:fill-gradient-name="Gradient_20_2" draw:opacity="50%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ef413d" draw:opacity="50%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f450" draw:opacity="97%"/>
      <style:paragraph-properties fo:text-align="center"/>
    </style:style>
    <style:style style:name="P14" style:family="paragraph">
      <loext:graphic-properties draw:fill-color="#6b6400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89c765"/>
      <style:paragraph-properties fo:text-align="center"/>
    </style:style>
    <style:style style:name="P16" style:family="paragraph">
      <loext:graphic-properties draw:fill="gradient" draw:fill-gradient-name="Gradient_20_3" draw:opacity="50%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e0c2cd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6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4.318cm" svg:x="3.159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524cm" svg:x="3.159cm" svg:y="2.016cm">
          <text:p text:style-name="P2"><text:span text:style-name="T1">word[20]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36cm" svg:height="0.962cm" svg:x="6.969cm" svg:y="2.27cm">
          <draw:text-box>
            <text:p>Struct Term</text:p>
          </draw:text-box>
        </draw:frame>
        <draw:custom-shape draw:style-name="gr4" draw:text-style-name="P5" draw:layer="layout" svg:width="3.683cm" svg:height="1.016cm" svg:x="11.033cm" svg:y="2.016cm">
          <text:p text:style-name="P2"><text:span text:style-name="T1">*firstOrderRela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683cm" svg:height="1.016cm" svg:x="11.033cm" svg:y="3.032cm">
          <text:p text:style-name="P2"><text:span text:style-name="T1">*secondOrderRel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83cm" svg:height="1.016cm" svg:x="11.033cm" svg:y="4.048cm">
          <text:p text:style-name="P2"><text:span text:style-name="T1">*thirdOrderRela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67cm" svg:height="1.651cm" svg:x="3.159cm" svg:y="4.683cm"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86cm" svg:height="1.27cm" svg:x="12.43cm" svg:y="5.064cm">
          <text:p text:style-name="P2">*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57cm" svg:height="4.318cm" svg:x="3.159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921cm" svg:height="1.524cm" svg:x="3.159cm" svg:y="7.985cm">
          <text:p text:style-name="P2"><text:span text:style-name="T1"><text:s/></text:span><text:span text:style-name="T1">category[40]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5.451cm" svg:height="1.547cm" svg:x="6.117cm" svg:y="8.339cm">
          <draw:text-box>
            <text:p><text:span text:style-name="T2">Struct </text:span><text:span text:style-name="T3">Most Frequent </text:span><text:span text:style-name="T3"><text:tab/></text:span><text:span text:style-name="T3">Words <text:s text:c="33"/></text:span></text:p>
          </draw:text-box>
        </draw:frame>
        <draw:custom-shape draw:style-name="gr11" draw:text-style-name="P12" draw:layer="layout" svg:width="3.429cm" svg:height="1.016cm" svg:x="11.287cm" svg:y="7.985cm">
          <text:p text:style-name="P2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429cm" svg:height="1.016cm" svg:x="11.287cm" svg:y="9.001cm">
          <text:p text:style-name="P2"><text:span text:style-name="T1">idf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667cm" svg:height="1.651cm" svg:x="3.159cm" svg:y="10.652cm">
          <text:p text:style-name="P2"><text:span text:style-name="T1">*word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286cm" svg:height="1.27cm" svg:x="12.43cm" svg:y="11.033cm">
          <text:p text:style-name="P2">*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557cm" svg:height="4.318cm" svg:x="3.159cm" svg:y="13.573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6.731cm" svg:height="1.673cm" svg:x="4.81cm" svg:y="13.827cm">
          <draw:text-box>
            <text:p>Struct RelationList</text:p>
          </draw:text-box>
        </draw:frame>
        <draw:custom-shape draw:style-name="gr16" draw:text-style-name="P16" draw:layer="layout" svg:width="2.921cm" svg:height="1.524cm" svg:x="3.159cm" svg:y="16.367cm">
          <text:p text:style-name="P2"><text:span text:style-name="T1">*releatedT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286cm" svg:height="1.27cm" svg:x="12.43cm" svg:y="16.494cm">
          <text:p text:style-name="P2">*next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1.811cm" svg:height="4.191cm" svg:x="3.032cm" svg:y="19.288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5.842cm" svg:height="1.673cm" svg:x="5.826cm" svg:y="19.669cm">
          <draw:text-box>
            <text:p>Struct Document</text:p>
          </draw:text-box>
        </draw:frame>
        <draw:custom-shape draw:style-name="gr19" draw:text-style-name="P19" draw:layer="layout" svg:width="2.286cm" svg:height="1.27cm" svg:x="12.557cm" svg:y="22.209cm">
          <text:p text:style-name="P2">*next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429cm" svg:height="1.016cm" svg:x="11.414cm" svg:y="19.288cm">
          <text:p text:style-name="P2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524cm" svg:x="3.032cm" svg:y="19.288cm">
          <text:p text:style-name="P2"><text:span text:style-name="T1">name[40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200" draw:end-color="#fff685" draw:start-intensity="100%" draw:end-intensity="100%" draw:angle="300" draw:border="0%"/>
    <draw:gradient draw:name="Gradient_20_3" draw:display-name="Gradient 3" draw:style="linear" draw:start-color="#ed1c24" draw:end-color="#fff685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fff200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4:24:43.182079144</meta:creation-date>
    <meta:editing-duration>PT4M52S</meta:editing-duration>
    <meta:editing-cycles>3</meta:editing-cycles>
    <meta:generator>LibreOffice/6.2.7.1$Linux_X86_64 LibreOffice_project/20$Build-1</meta:generator>
    <dc:date>2019-11-05T19:20:14.245458145</dc:date>
    <meta:document-statistic meta:object-count="24"/>
  </office:meta>
</office:document-meta>
</file>